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b2648" officeooo:paragraph-rsid="001b2648"/>
    </style:style>
    <style:style style:name="P2" style:family="paragraph" style:parent-style-name="Standard">
      <style:text-properties officeooo:rsid="001b2648" officeooo:paragraph-rsid="001b837a"/>
    </style:style>
    <style:style style:name="P3" style:family="paragraph" style:parent-style-name="Standard">
      <style:paragraph-properties fo:text-align="center" style:justify-single-word="false"/>
      <style:text-properties officeooo:rsid="001b2648" officeooo:paragraph-rsid="003a2719"/>
    </style:style>
    <style:style style:name="P4" style:family="paragraph" style:parent-style-name="Standard">
      <style:text-properties officeooo:rsid="001b837a" officeooo:paragraph-rsid="001b837a"/>
    </style:style>
    <style:style style:name="P5" style:family="paragraph" style:parent-style-name="Standard">
      <style:text-properties officeooo:rsid="001c88e0" officeooo:paragraph-rsid="001c88e0"/>
    </style:style>
    <style:style style:name="P6" style:family="paragraph" style:parent-style-name="Standard">
      <style:text-properties officeooo:rsid="0022990b" officeooo:paragraph-rsid="0022990b"/>
    </style:style>
    <style:style style:name="P7" style:family="paragraph" style:parent-style-name="Standard">
      <style:text-properties officeooo:rsid="0025f22a" officeooo:paragraph-rsid="0025f22a"/>
    </style:style>
    <style:style style:name="P8" style:family="paragraph" style:parent-style-name="Standard">
      <style:text-properties officeooo:rsid="002a61ee" officeooo:paragraph-rsid="002a61ee"/>
    </style:style>
    <style:style style:name="P9" style:family="paragraph" style:parent-style-name="Standard">
      <style:text-properties officeooo:rsid="002fc7db" officeooo:paragraph-rsid="002fc7db"/>
    </style:style>
    <style:style style:name="P10" style:family="paragraph" style:parent-style-name="Standard">
      <style:text-properties officeooo:rsid="0031e39b" officeooo:paragraph-rsid="0031e39b"/>
    </style:style>
    <style:style style:name="P11" style:family="paragraph" style:parent-style-name="Standard">
      <style:text-properties officeooo:rsid="0037efe3" officeooo:paragraph-rsid="0037efe3"/>
    </style:style>
    <style:style style:name="P12" style:family="paragraph" style:parent-style-name="Standard">
      <style:text-properties fo:font-weight="bold" officeooo:rsid="0025f22a" officeooo:paragraph-rsid="0025f22a" style:font-weight-asian="bold" style:font-weight-complex="bold"/>
    </style:style>
    <style:style style:name="P13" style:family="paragraph" style:parent-style-name="Standard">
      <style:text-properties fo:font-weight="bold" officeooo:rsid="001fe6a3" officeooo:paragraph-rsid="001fe6a3" style:font-weight-asian="bold" style:font-weight-complex="bold"/>
    </style:style>
    <style:style style:name="P14" style:family="paragraph" style:parent-style-name="Standard">
      <style:text-properties fo:font-weight="bold" officeooo:rsid="00471e66" officeooo:paragraph-rsid="00471e66" style:font-weight-asian="bold" style:font-weight-complex="bold"/>
    </style:style>
    <style:style style:name="P15" style:family="paragraph" style:parent-style-name="Standard">
      <style:text-properties fo:font-weight="normal" officeooo:rsid="00471e66" officeooo:paragraph-rsid="00471e66" style:font-weight-asian="normal" style:font-weight-complex="normal"/>
    </style:style>
    <style:style style:name="P16" style:family="paragraph" style:parent-style-name="Standard">
      <style:text-properties officeooo:rsid="0027a256" officeooo:paragraph-rsid="004cd47b"/>
    </style:style>
    <style:style style:name="P17" style:family="paragraph" style:parent-style-name="Standard">
      <style:text-properties officeooo:rsid="0025f22a" officeooo:paragraph-rsid="0025f22a"/>
    </style:style>
    <style:style style:name="P18" style:family="paragraph" style:parent-style-name="Standard">
      <style:text-properties officeooo:rsid="003407f9" officeooo:paragraph-rsid="005bc46d"/>
    </style:style>
    <style:style style:name="T1" style:family="text">
      <style:text-properties officeooo:rsid="001b837a"/>
    </style:style>
    <style:style style:name="T2" style:family="text">
      <style:text-properties officeooo:rsid="00274fb1"/>
    </style:style>
    <style:style style:name="T3" style:family="text">
      <style:text-properties officeooo:rsid="00299717"/>
    </style:style>
    <style:style style:name="T4" style:family="text">
      <style:text-properties officeooo:rsid="002d3aed"/>
    </style:style>
    <style:style style:name="T5" style:family="text">
      <style:text-properties officeooo:rsid="0032ccf2"/>
    </style:style>
    <style:style style:name="T6" style:family="text">
      <style:text-properties officeooo:rsid="00342c36"/>
    </style:style>
    <style:style style:name="T7" style:family="text">
      <style:text-properties officeooo:rsid="0036205f"/>
    </style:style>
    <style:style style:name="T8" style:family="text">
      <style:text-properties officeooo:rsid="0039924e"/>
    </style:style>
    <style:style style:name="T9" style:family="text">
      <style:text-properties fo:font-size="17pt" fo:font-weight="bold" officeooo:rsid="003a2719" style:font-size-asian="17pt" style:font-weight-asian="bold" style:font-size-complex="17pt" style:font-weight-complex="bold"/>
    </style:style>
    <style:style style:name="T10" style:family="text">
      <style:text-properties officeooo:rsid="003f367e"/>
    </style:style>
    <style:style style:name="T11" style:family="text">
      <style:text-properties officeooo:rsid="003fb285"/>
    </style:style>
    <style:style style:name="T12" style:family="text">
      <style:text-properties officeooo:rsid="004b2026"/>
    </style:style>
    <style:style style:name="T13" style:family="text">
      <style:text-properties officeooo:rsid="004c48eb"/>
    </style:style>
    <style:style style:name="T14" style:family="text">
      <style:text-properties officeooo:rsid="004fd305"/>
    </style:style>
    <style:style style:name="T15" style:family="text">
      <style:text-properties officeooo:rsid="0050a2a4"/>
    </style:style>
    <style:style style:name="T16" style:family="text">
      <style:text-properties officeooo:rsid="00522c79"/>
    </style:style>
    <style:style style:name="T17" style:family="text">
      <style:text-properties officeooo:rsid="00542c2a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59db5f"/>
    </style:style>
    <style:style style:name="T20" style:family="text">
      <style:text-properties officeooo:rsid="005dfac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IDE Padrão: PHPSTORM <text:span text:style-name="T4">(por questoes de generalização de codigo e diagramas)</text:span></text:p>
      <text:p text:style-name="P1"/>
      <text:p text:style-name="P3"><text:tab/><text:span text:style-name="T9">ALTERAÇÕES BANCO</text:span></text:p>
      <text:p text:style-name="P7"><text:span text:style-name="T18">Alteraçoes</text:span></text:p>
      <text:p text:style-name="P7"/>
      <text:p text:style-name="P11">Revisar nome de colunas, tornar mais intuitivo. <text:span text:style-name="T8">(Trabalhoso)</text:span></text:p>
      <text:p text:style-name="P7"><text:span text:style-name="T10">T</text:span>abela cidade nao tem relação com a tabela estados. <text:span text:style-name="T2">(revisar) – OK.</text:span></text:p>
      <text:p text:style-name="P9"><text:span text:style-name="T10">R</text:span>evisar tabela inscrições evento. - ?</text:p>
      <text:p text:style-name="P10">Corrigir chave estrangeira <text:span text:style-name="T5">tabela f</text:span>requencia. - <text:span text:style-name="T19">OK.</text:span></text:p>
      <text:p text:style-name="P18">Revisar tabela <text:span text:style-name="T7">certificado</text:span>.</text:p>
      <text:p text:style-name="P18">- <text:span text:style-name="T6">ENUM. - OK.</text:span></text:p>
      <text:p text:style-name="P18"><text:span text:style-name="T6">- Possui 2 idEvento (??). - OK.</text:span></text:p>
      <text:p text:style-name="P4"/>
      <text:p text:style-name="P12">Criações</text:p>
      <text:p text:style-name="P4"/>
      <text:p text:style-name="P6">Criar tela manutenção.</text:p>
      <text:p text:style-name="P4">Criar tabela componentes extras do usuario, que podem ser requisitadas pelo criador do evento.</text:p>
      <text:p text:style-name="P5">Rela<text:span text:style-name="T11">cionar</text:span> tabela evento e usuario com a tabela <text:span text:style-name="T11">componentes extras de usuario</text:span>.</text:p>
      <text:p text:style-name="P8">Criar tabela organizadorEvento.</text:p>
      <text:p text:style-name="P8"/>
      <text:p text:style-name="P14">Futuro</text:p>
      <text:p text:style-name="P14"/>
      <text:p text:style-name="P15">Retirar idAsaas da tbUsuario e colocar na tabela de componentes extras, para modularizar e tornar mais generico possivel. (Fazer apenas quando todos os outros acima ja estiverem no ar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3T17:39:09.284574352</meta:creation-date>
    <dc:date>2018-01-24T16:45:15.923378474</dc:date>
    <meta:editing-duration>PT4H4M22S</meta:editing-duration>
    <meta:editing-cycles>63</meta:editing-cycles>
    <meta:generator>LibreOffice/5.4.4.2$Linux_X86_64 LibreOffice_project/40$Build-2</meta:generator>
    <meta:document-statistic meta:table-count="0" meta:image-count="0" meta:object-count="0" meta:page-count="1" meta:paragraph-count="17" meta:word-count="123" meta:character-count="811" meta:non-whitespace-character-count="703"/>
  </office:meta>
</office:document-meta>
</file>